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 fo:font-weight="normal" officeooo:rsid="007fa43d" officeooo:paragraph-rsid="007fa43d" style:font-weight-asian="normal" style:font-weight-complex="normal"/>
    </style:style>
    <style:style style:name="P2" style:family="paragraph" style:parent-style-name="Text_20_body" style:list-style-name="L3">
      <style:text-properties fo:language="en" fo:country="US" fo:font-weight="normal" officeooo:rsid="007fa43d" officeooo:paragraph-rsid="007fa43d" style:font-weight-asian="normal" style:font-weight-complex="normal"/>
    </style:style>
    <style:style style:name="P3" style:family="paragraph" style:parent-style-name="Text_20_body">
      <style:text-properties fo:language="en" fo:country="US" fo:font-weight="normal" officeooo:rsid="008083c2" officeooo:paragraph-rsid="008083c2" style:font-weight-asian="normal" style:font-weight-complex="normal"/>
    </style:style>
    <style:style style:name="P4" style:family="paragraph" style:parent-style-name="Text_20_body" style:list-style-name="L9">
      <style:text-properties fo:language="en" fo:country="US" fo:font-weight="normal" officeooo:rsid="008083c2" officeooo:paragraph-rsid="008083c2" style:font-weight-asian="normal" style:font-weight-complex="normal"/>
    </style:style>
    <style:style style:name="P5" style:family="paragraph" style:parent-style-name="Text_20_body" style:list-style-name="L9">
      <style:text-properties fo:language="en" fo:country="US" fo:font-weight="normal" officeooo:rsid="00821b92" officeooo:paragraph-rsid="00821b92" style:font-weight-asian="normal" style:font-weight-complex="normal"/>
    </style:style>
    <style:style style:name="P6" style:family="paragraph" style:parent-style-name="Text_20_body" style:list-style-name="L5">
      <style:text-properties fo:language="en" fo:country="US" fo:font-weight="normal" officeooo:rsid="0082a65a" officeooo:paragraph-rsid="0082a65a" style:font-weight-asian="normal" style:font-weight-complex="normal"/>
    </style:style>
    <style:style style:name="P7" style:family="paragraph" style:parent-style-name="Text_20_body" style:list-style-name="L5">
      <style:text-properties fo:language="en" fo:country="US" fo:font-weight="normal" officeooo:rsid="0082a65a" officeooo:paragraph-rsid="0084da72" style:font-weight-asian="normal" style:font-weight-complex="normal"/>
    </style:style>
    <style:style style:name="P8" style:family="paragraph" style:parent-style-name="Text_20_body">
      <style:text-properties fo:language="en" fo:country="US" fo:font-weight="normal" officeooo:rsid="0082a65a" officeooo:paragraph-rsid="0082a65a" style:font-weight-asian="normal" style:font-weight-complex="normal"/>
    </style:style>
    <style:style style:name="P9" style:family="paragraph" style:parent-style-name="Text_20_body" style:list-style-name="L5">
      <style:text-properties fo:language="en" fo:country="US" fo:font-weight="normal" officeooo:rsid="008332a7" officeooo:paragraph-rsid="008332a7" style:font-weight-asian="normal" style:font-weight-complex="normal"/>
    </style:style>
    <style:style style:name="P10" style:family="paragraph" style:parent-style-name="Text_20_body" style:list-style-name="L5">
      <style:text-properties fo:language="en" fo:country="US" fo:font-weight="normal" officeooo:rsid="00836ecd" officeooo:paragraph-rsid="00836ecd" style:font-weight-asian="normal" style:font-weight-complex="normal"/>
    </style:style>
    <style:style style:name="P11" style:family="paragraph" style:parent-style-name="Text_20_body">
      <style:text-properties fo:language="en" fo:country="US" fo:font-weight="normal" officeooo:rsid="00866a71" officeooo:paragraph-rsid="00866a71" style:font-weight-asian="normal" style:font-weight-complex="normal"/>
    </style:style>
    <style:style style:name="P12" style:family="paragraph" style:parent-style-name="Text_20_body" style:list-style-name="L5">
      <style:text-properties fo:language="en" fo:country="US" fo:font-weight="normal" officeooo:rsid="0087eac0" officeooo:paragraph-rsid="0087eac0" style:font-weight-asian="normal" style:font-weight-complex="normal"/>
    </style:style>
    <style:style style:name="P13" style:family="paragraph" style:parent-style-name="Text_20_body" style:list-style-name="L5">
      <style:text-properties fo:language="en" fo:country="US" fo:font-weight="normal" officeooo:rsid="008a8ddb" officeooo:paragraph-rsid="008a8ddb" style:font-weight-asian="normal" style:font-weight-complex="normal"/>
    </style:style>
    <style:style style:name="P14" style:family="paragraph" style:parent-style-name="Text_20_body" style:list-style-name="L5">
      <style:text-properties fo:language="en" fo:country="US" fo:font-weight="normal" officeooo:rsid="008a98fc" officeooo:paragraph-rsid="008a98fc" style:font-weight-asian="normal" style:font-weight-complex="normal"/>
    </style:style>
    <style:style style:name="P15" style:family="paragraph" style:parent-style-name="Text_20_body" style:list-style-name="L5">
      <style:text-properties fo:language="en" fo:country="US" fo:font-weight="normal" officeooo:rsid="008bdd02" officeooo:paragraph-rsid="008bdd02" style:font-weight-asian="normal" style:font-weight-complex="normal"/>
    </style:style>
    <style:style style:name="P16" style:family="paragraph" style:parent-style-name="Text_20_body">
      <style:text-properties fo:language="en" fo:country="US" officeooo:paragraph-rsid="008083c2"/>
    </style:style>
    <style:style style:name="P17" style:family="paragraph" style:parent-style-name="Text_20_body" style:list-style-name="L8">
      <style:text-properties fo:language="en" fo:country="US" officeooo:rsid="008083c2" officeooo:paragraph-rsid="008083c2"/>
    </style:style>
    <style:style style:name="P18" style:family="paragraph" style:parent-style-name="Text_20_body" style:list-style-name="L8">
      <style:text-properties fo:language="en" fo:country="US" officeooo:paragraph-rsid="008083c2"/>
    </style:style>
    <style:style style:name="P19" style:family="paragraph" style:parent-style-name="Text_20_body" style:list-style-name="L8">
      <style:text-properties fo:language="en" fo:country="US" officeooo:rsid="0080b9d8" officeooo:paragraph-rsid="0080b9d8"/>
    </style:style>
    <style:style style:name="P20" style:family="paragraph" style:parent-style-name="Text_20_body" style:list-style-name="L4">
      <style:text-properties fo:language="en" fo:country="US" officeooo:paragraph-rsid="007fa43d"/>
    </style:style>
    <style:style style:name="P21" style:family="paragraph" style:parent-style-name="Text_20_body" style:list-style-name="L4">
      <style:text-properties fo:language="en" fo:country="US" officeooo:rsid="007fe05a" officeooo:paragraph-rsid="007fe05a"/>
    </style:style>
    <style:style style:name="P22" style:family="paragraph" style:parent-style-name="Text_20_body" style:list-style-name="L4">
      <style:text-properties fo:language="en" fo:country="US" officeooo:rsid="00821b92" officeooo:paragraph-rsid="00821b92"/>
    </style:style>
    <style:style style:name="P23" style:family="paragraph" style:parent-style-name="Text_20_body" style:list-style-name="L8">
      <style:text-properties fo:language="en" fo:country="US" officeooo:rsid="00821b92" officeooo:paragraph-rsid="00821b92"/>
    </style:style>
    <style:style style:name="T1" style:family="text">
      <style:text-properties fo:font-style="italic" fo:font-weight="normal" officeooo:rsid="011928fb" style:font-style-asian="italic" style:font-weight-asian="normal" style:font-style-complex="italic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7fa43d" style:font-weight-asian="normal" style:font-weight-complex="normal"/>
    </style:style>
    <style:style style:name="T4" style:family="text">
      <style:text-properties fo:font-weight="normal" officeooo:rsid="007fe05a" style:font-weight-asian="normal" style:font-weight-complex="normal"/>
    </style:style>
    <style:style style:name="T5" style:family="text">
      <style:text-properties fo:font-weight="normal" officeooo:rsid="008083c2" style:font-weight-asian="normal" style:font-weight-complex="normal"/>
    </style:style>
    <style:style style:name="T6" style:family="text">
      <style:text-properties fo:font-weight="normal" officeooo:rsid="0080b9d8" style:font-weight-asian="normal" style:font-weight-complex="normal"/>
    </style:style>
    <style:style style:name="T7" style:family="text">
      <style:text-properties fo:font-weight="normal" officeooo:rsid="00821b92" style:font-weight-asian="normal" style:font-weight-complex="normal"/>
    </style:style>
    <style:style style:name="T8" style:family="text">
      <style:text-properties fo:font-weight="normal" officeooo:rsid="0084da72" style:font-weight-asian="normal" style:font-weight-complex="normal"/>
    </style:style>
    <style:style style:name="T9" style:family="text">
      <style:text-properties officeooo:rsid="0080b9d8"/>
    </style:style>
    <style:style style:name="T10" style:family="text">
      <style:text-properties officeooo:rsid="00821b92"/>
    </style:style>
    <style:style style:name="T11" style:family="text">
      <style:text-properties officeooo:rsid="0084da72"/>
    </style:style>
    <style:style style:name="T12" style:family="text">
      <style:text-properties officeooo:rsid="00866a71"/>
    </style:style>
    <style:style style:name="T13" style:family="text">
      <style:text-properties officeooo:rsid="0087eac0"/>
    </style:style>
    <style:style style:name="T14" style:family="text">
      <style:text-properties officeooo:rsid="0089620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tle: <text:span text:style-name="T10">Quality Assurance of the South African Coastal Temperature Network data</text:span></text:p>
      <text:p text:style-name="P16"><text:span text:style-name="T5">Current state of knowledge</text:span></text:p>
      <text:list xml:id="list5046714688679705580" text:style-name="L8">
        <text:list-item>
          <text:p text:style-name="P17"><text:span text:style-name="T2">Good global coverage of open ocean both spatially and temporally</text:span></text:p>
        </text:list-item>
        <text:list-item>
          <text:p text:style-name="P18"><text:span text:style-name="T5">SST data do not necessarily represent the nearshore temperature domain, </text:span><text:span text:style-name="T6">this is due to localized processes</text:span></text:p>
        </text:list-item>
        <text:list-item>
          <text:p text:style-name="P19"><text:span text:style-name="T5">W</text:span><text:span text:style-name="T2">hy is the nearshore important? Human interaction and ecoystems services, nursery for important commercial species, kelp systems</text:span></text:p>
        </text:list-item>
        <text:list-item>
          <text:p text:style-name="P23"><text:span text:style-name="T2">What is currently being done to collect data in the nearshore, highlight the effort to address the paucity of data</text:span></text:p>
        </text:list-item>
        <text:list-item>
          <text:p text:style-name="P17"><text:span text:style-name="T1">in situ</text:span><text:span text:style-name="T2"> coastal data records and the SACTN </text:span><text:span text:style-name="T7">(table of data available)</text:span></text:p>
        </text:list-item>
      </text:list>
      <text:p text:style-name="P3">Problem statement</text:p>
      <text:list xml:id="list918484684245729455" text:style-name="L9">
        <text:list-item>
          <text:p text:style-name="P4">Nearshore processes more complex than shelf and beyond the optical resolution of satellite temperature sensors <text:span text:style-name="T9">(e.g. robokelp data, unpublished)</text:span></text:p>
        </text:list-item>
        <text:list-item>
          <text:p text:style-name="P5">Difficult to collect nearshore data, multiple methods and institutions</text:p>
        </text:list-item>
      </text:list>
      <text:p text:style-name="P1">Aims and Objectives</text:p>
      <text:list xml:id="list5778877798822911787" text:style-name="L4">
        <text:list-item>
          <text:p text:style-name="P20"><text:span text:style-name="T3">QC &amp; </text:span><text:span text:style-name="T4">QA</text:span><text:span text:style-name="T3"> of the SACTN data series</text:span></text:p>
          <text:list>
            <text:list-item>
              <text:p text:style-name="P21"><text:span text:style-name="T3">Q</text:span><text:span text:style-name="T2">C series analysis wrt outliers, spikes and break points</text:span></text:p>
            </text:list-item>
            <text:list-item>
              <text:p text:style-name="P21"><text:span text:style-name="T2">QA comparison with SST products (AVHRR, MUR, MWIR, CMC L4, OISST)</text:span></text:p>
            </text:list-item>
          </text:list>
        </text:list-item>
        <text:list-item>
          <text:p text:style-name="P22"><text:span text:style-name="T2">Climatologies, </text:span><text:span text:style-name="T8">monthly and annual</text:span></text:p>
        </text:list-item>
        <text:list-item>
          <text:p text:style-name="P21"><text:span text:style-name="T2">Description and contextualization with offshore patterns and trends</text:span></text:p>
        </text:list-item>
      </text:list>
      <text:p text:style-name="P1">Methods</text:p>
      <text:list xml:id="list8222236159782502544" text:style-name="L5">
        <text:list-item>
          <text:p text:style-name="P12">Data flagging spikes and outliers</text:p>
          <text:list>
            <text:list-item>
              <text:p text:style-name="P10">Less than 1% <text:span text:style-name="T11">flagged with 3x sd</text:span></text:p>
            </text:list-item>
          </text:list>
        </text:list-item>
        <text:list-item>
          <text:p text:style-name="P6"><text:s/><text:span text:style-name="T12">Data flagging breakpoints</text:span></text:p>
          <text:list>
            <text:list-item>
              <text:p text:style-name="P7"><text:span text:style-name="T13">Data screening - S</text:span>elect sufficiently long <text:span text:style-name="T11">periods with &lt; 1 year contiguous missing data</text:span></text:p>
            </text:list-item>
            <text:list-item>
              <text:p text:style-name="P6"><text:span text:style-name="T13">Data-preprocessing - </text:span>Interpolate missing values <text:span text:style-name="T11">(untested over contiguous NA regions, table of interploted proportions)</text:span></text:p>
            </text:list-item>
            <text:list-item>
              <text:p text:style-name="P12">Data-preprocesssing – K-means clustering on normalized mean, min, max and sd <text:span text:style-name="T14">(5 clusters), (figure, assurance by overlaying on clustered SST band)</text:span></text:p>
            </text:list-item>
            <text:list-item>
              <text:p text:style-name="P13">Population distribution parameters for each cluster’s year-on-year month change</text:p>
            </text:list-item>
            <text:list-item>
              <text:p text:style-name="P13">Probability of year-on-year month change being from the popution distribution (strictly speaking should by a leave-one-out approach)</text:p>
            </text:list-item>
            <text:list-item>
              <text:p text:style-name="P14">Comparison of the before/after distributions mean and sd for shift in series</text:p>
            </text:list-item>
          </text:list>
        </text:list-item>
        <text:list-item>
          <text:p text:style-name="P15"><text:soft-page-break/>Monthly climatologies of in situ vs SST</text:p>
        </text:list-item>
        <text:list-item>
          <text:p text:style-name="P15"/>
        </text:list-item>
        <text:list-item>
          <text:p text:style-name="P9">Format of data file</text:p>
        </text:list-item>
      </text:list>
      <text:p text:style-name="P11"/>
      <text:p text:style-name="P11">Conclusion</text:p>
      <text:p text:style-name="P8"/>
      <text:p text:style-name="P11">Future Quality Contral and Validation</text:p>
      <text:p text:style-name="P8"/>
      <text:p text:style-name="P1">Figures</text:p>
      <text:list xml:id="list3697020658459693671" text:style-name="L3">
        <text:list-item>
          <text:p text:style-name="P2"/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list-style-name="" style:class="text">
      <style:paragraph-properties fo:margin-top="0.199cm" fo:margin-bottom="0cm" loext:contextual-spacing="false" fo:text-align="justify" style:justify-single-word="false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paragraph-properties fo:margin-top="0.42cm" fo:margin-bottom="0.4cm" loext:contextual-spacing="false" style:shadow="none"/>
      <style:text-properties style:font-name="Liberation Serif1" fo:font-family="'Liberation Serif'" style:font-style-name="Bold" style:font-family-generic="roman" style:font-pitch="variable" fo:font-size="14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Standard" style:next-style-name="Text_20_body" style:auto-update="true" style:default-outline-level="1" style:list-style-name="Outline" style:class="text" style:master-page-name="">
      <style:paragraph-properties fo:margin-top="0.353cm" fo:margin-bottom="0.212cm" loext:contextual-spacing="false" fo:text-align="start" style:justify-single-word="false" style:page-number="auto" style:shadow="none" text:number-lines="true" text:line-number="0"/>
      <style:text-properties fo:font-size="12pt" style:text-underline-style="solid" style:text-underline-width="auto" style:text-underline-color="font-color" fo:font-weight="bold" fo:background-color="transparent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Formatvorlage_20_Zeilenabstand_3a__20__20_15_20_Zeilen" style:display-name="Formatvorlage Zeilenabstand:  15 Zeilen" style:family="paragraph" style:parent-style-name="Standard">
      <style:paragraph-properties fo:margin-top="0cm" fo:margin-bottom="0.423cm" loext:contextual-spacing="false" fo:line-height="150%" fo:text-align="justify" style:justify-single-word="false"/>
      <style:text-properties fo:font-size="12pt" style:font-size-asian="12pt" style:font-size-complex="10pt"/>
    </style:style>
    <style:style style:name="Vertical_20_Up" style:display-name="Vertical Up" style:family="paragraph" style:parent-style-name="Table_20_Contents">
      <style:paragraph-properties fo:text-align="center" style:justify-single-word="false"/>
      <style:text-properties fo:font-size="8pt" fo:font-weight="bold" officeooo:rsid="001bf74c" style:font-size-asian="8pt" style:font-weight-asian="bold" style:font-size-complex="8pt" style:font-weight-complex="bold" style:text-rotation-angle="90" style:text-rotation-scale="line-heigh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6T13:28:34.143998804</meta:creation-date>
    <meta:editing-duration>PT6H37M18S</meta:editing-duration>
    <meta:editing-cycles>2</meta:editing-cycles>
    <meta:generator>LibreOffice/5.1.6.2$Linux_X86_64 LibreOffice_project/10m0$Build-2</meta:generator>
    <dc:title>my Notes</dc:title>
    <meta:initial-creator>Robert Williamson</meta:initial-creator>
    <dc:date>2018-06-26T22:56:58.276724774</dc:date>
    <dc:creator>Robert Williamson</dc:creator>
    <meta:document-statistic meta:table-count="0" meta:image-count="0" meta:object-count="0" meta:page-count="2" meta:paragraph-count="33" meta:word-count="308" meta:character-count="1978" meta:non-whitespace-character-count="1724"/>
    <meta:template xlink:type="simple" xlink:actuate="onRequest" xlink:title="my Notes" xlink:href="../../../.config/libreoffice/4/user/template/my%20Notes1.ott" meta:date="2018-06-26T13:28:32.459608878"/>
  </office:meta>
</office:document-meta>
</file>